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ffa" officeooo:paragraph-rsid="00082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text:tab/></text:p>
      <text:p text:style-name="P1">EECS 582</text:p>
      <text:p text:style-name="P1">03/09/18</text:p>
      <text:p text:style-name="P1"/>
      <text:p text:style-name="P1">Individual Status Report 07</text:p>
      <text:p text:style-name="P1"/>
      <text:p text:style-name="P1">This week I worked on the Google API with Alex. <text:s/>We got the Google maps API to add markers onto locations searched for and have the starting maps page centered on Lawrence for now. <text:s/>This week I am working on getting the current location of the user stored and working and, if time permits, be able to store locations that are being sear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5:40.675569007</meta:creation-date>
    <dc:date>2018-03-09T15:39:48.880884171</dc:date>
    <meta:editing-duration>PT4M8S</meta:editing-duration>
    <meta:editing-cycles>1</meta:editing-cycles>
    <meta:document-statistic meta:table-count="0" meta:image-count="0" meta:object-count="0" meta:page-count="1" meta:paragraph-count="5" meta:word-count="72" meta:character-count="399" meta:non-whitespace-character-count="329"/>
    <meta:generator>LibreOffice/5.1.6.2$Linux_X86_64 LibreOffice_project/10m0$Build-2</meta:generator>
  </office:meta>
</office:document-meta>
</file>